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136.44mm"/>
    </style:style>
    <style:style style:name="co4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lan <text:s/>id</text:p>
          </table:table-cell>
          <table:table-cell office:value-type="string" calcext:value-type="string">
            <text:p>neve</text:p>
          </table:table-cell>
          <table:table-cell office:value-type="string" calcext:value-type="string">
            <text:p>megnevezés hossz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lgozók</text:p>
          </table:table-cell>
          <table:table-cell office:value-type="string" calcext:value-type="string">
            <text:p>Az itt dolgozók használják , akik csak dolgozói szinten vannak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jekt_vezető</text:p>
          </table:table-cell>
          <table:table-cell office:value-type="string" calcext:value-type="string">
            <text:p>Dolgozókra felügye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ndég</text:p>
          </table:table-cell>
          <table:table-cell office:value-type="string" calcext:value-type="string">
            <text:p>Ez azért kell hogyha jönnek hozzánk, segíteni akkor ebbe a vlanba legyenek benne.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laldonosoky rendszergazda <text:s/></text:p>
          </table:table-cell>
          <table:table-cell office:value-type="string" calcext:value-type="string">
            <text:p>Ez a tulaj és a rendszergazda vlanja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elügyeleti </text:p>
          </table:table-cell>
          <table:table-cell office:value-type="string" calcext:value-type="string">
            <text:p>A rendszergazda felügyeleti vlanj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lan <text:s/>id</text:p>
          </table:table-cell>
          <table:table-cell office:value-type="string" calcext:value-type="string">
            <text:p>ip cím</text:p>
          </table:table-cell>
          <table:table-cell office:value-type="string" calcext:value-type="string">
            <text:p>maszk</text:p>
          </table:table-cell>
          <table:table-cell office:value-type="string" calcext:value-type="string">
            <text:p>magyaráza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2.168.10.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ez 60host, többen dolgoznak egyszerre <text:s/>ezáltal kell nekik több cí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2.168.10.64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5host, mivel nem sok projektvezető dolgozik egyszerre, maximum 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2.168.10.72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30 host ha esetleg többen jönnének hozzán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2.168.10.104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4 host a biztonság kedvéért, többen vezetjök egyszerre a cége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92.168.10.12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4 host ha esetleg a későbbiekben több rendszergazda lesz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6T22:41:30.734000000</meta:creation-date>
    <dc:date>2026-01-06T23:00:38.111000000</dc:date>
    <meta:editing-duration>PT8M47S</meta:editing-duration>
    <meta:editing-cycles>1</meta:editing-cycles>
    <meta:document-statistic meta:table-count="1" meta:cell-count="42" meta:object-count="0"/>
    <meta:generator>Trio_Office/6.2.8.2$Windows_x86 LibreOffice_project/</meta:generator>
  </office:meta>
</office:document-meta>
</file>